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7.605cm" style:use-optimal-column-width="false"/>
    </style:style>
    <style:style style:name="co2" style:family="table-column">
      <style:table-column-properties style:column-width="65.907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text-align="justify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text-align="justify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3.511cm" svg:height="83.55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مدحتِ حیدر میرے لب پر زرا آنے تو دو<text:line-break/>داد مجھ کو پھر تمہارا دل اگر مانے تو دو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1" table:default-cell-style-name="ce1">
              <table:table-cell>
                <text:p text:style-name="P1">خود بخود پھرتے نظر آئیں گے طوفانوں کے رخ<text:line-break/>تم فضا میں پرچمِ عباس لہرانے تو دو<text:span text:style-name="T1"><text:line-break/></text:span><text:span text:style-name="T1"/></text:p>
              </table:table-cell>
              <table:table-cell>
                <text:p text:style-name="P1">ہوش میں آجائے گی فوراً سپاہِ بد صفات<text:line-break/>تم محبانِ علی کو جوش میں آنے تو دو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دیکھنا کیسا توانا ہو گا یہ لاغر مریض<text:line-break/>مجلسِ شہ کا تبرک تم اسے کھانے تو دو<text:span text:style-name="T1"><text:line-break/></text:span><text:span text:style-name="T1"/></text:p>
              </table:table-cell>
              <table:table-cell>
                <text:p text:style-name="P1">کون رویا کون سویا سب پتہ چل جائے گا<text:line-break/>تم شبِ ہجرت کا قصا ہم کو دہرانے تو دو<text:span text:style-name="T1"><text:line-break/></text:span><text:span text:style-name="T1"/></text:p>
              </table:table-cell>
            </table:table-row>
            <table:table-row table:style-name="ro1">
              <table:table-cell table:style-name="ce1" table:number-columns-spanned="2">
                <text:p text:style-name="P1">صاف آئے گا نظر میدان تا حدِ نظر<text:line-break/>حضرتِ عباس کو میدان میں آنے تو دو<text:span text:style-name="T1"><text:line-break/></text:span><text:span text:style-name="T1"/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3.51cm" fo:page-height="83.5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17:41:13.694127600</meta:creation-date>
    <dc:date>2026-01-27T17:43:51.811197100</dc:date>
    <meta:editing-duration>PT2M38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